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elle était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text:p text:style-name="Standard"/>
      <text:p text:style-name="Standard">Ainsi, voici ce qui était arrivé à la Daënare. Le cynisme dont faisait preuve son prédateur choqua presque plus Eléonore que la nouvelle de la mort de sa compagne d'un soir. De la part d'un être qui n'avait pas été à même de percevoir l'ironie de sa réponse concernant la manière dont elle voulait mourir, porter ainsi les vêtements de sa victime était d'un sordide qui aggravait encore un peu l'état de l'esprit d'ordinaire bien plus accroché que ça de la jeune femme. Toujours en proie à la même panique tétanisante, l'anomalie tendit lentement la main gauche vers la garde de son sabre. Allait-elle aller jusqu'à lui faciliter la vie ? Lui offrir la satisfaction de ne même pas avoir à se salir les mains ? La pensée la révulsait, pourtant Eléonore était toujours incapable de contrôler ses mouvements et on pouvait lire dans son regard de jade un sentiment d'impuissance horrifiée alors qu'elle regardait horrifiée ses mains positionner la lame au dessus de son poitrail, à l'endroit exact où son cœur se tenait, quelques centimètres plus bas, battant à lui rompre la cage thoracique. De longues secondes s'écoulèrent sans qu'elle ne puisse effectuer le moindre geste, ses yeux écarquillés braqués sur le métal qui menaçait de mettre fin à ses jours à tout moment sous sa propre impulsion.</text:p>
      <text:p text:style-name="Standard"/>
      <text:p text:style-name="Standard">-Allez, montre moi ce que t'as dans le caleçon avant que j'aille voir moi-mê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4-30T13:47:09.93</dc:date>
    <meta:editing-duration>P1DT16H35S</meta:editing-duration>
    <meta:editing-cycles>1975</meta:editing-cycles>
    <meta:generator>OpenOffice/4.1.3$Win32 OpenOffice.org_project/413m1$Build-9783</meta:generator>
    <meta:document-statistic meta:table-count="0" meta:image-count="0" meta:object-count="0" meta:page-count="18" meta:paragraph-count="92" meta:word-count="8976" meta:character-count="54662"/>
  </office:meta>
</office:document-meta>
</file>